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8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DBMS Evaluation Paper:</text:p>
      <text:p text:style-name="Standard"/>
      <text:p text:style-name="Standard">1. Display the Employee’s ID, Column with the concatenation of First Name and Last Name,</text:p>
      <text:p text:style-name="Standard">Salary who is living in ‘London’.</text:p>
      <text:p text:style-name="Standard">-&gt;</text:p>
      <text:p text:style-name="Standard">select E.employee_id as "Employee Id" , concat(E.first_name,' ',E.last_name) as "Employee full</text:p>
      <text:p text:style-name="Standard">name",E.salary as "Employee salary" from employees E</text:p>
      <text:p text:style-name="Standard">inner join departments D</text:p>
      <text:p text:style-name="Standard">on E.department_id = D.department_id</text:p>
      <text:p text:style-name="Standard">inner join locations L</text:p>
      <text:p text:style-name="Standard">on D.location_id = L.location_id</text:p>
      <text:p text:style-name="Standard">where L.city = 'London';</text:p>
      <text:p text:style-name="Standard"/>
      <text:p text:style-name="Standard">2. Display the Employee’s Last name whose name starts with ‘s’.</text:p>
      <text:p text:style-name="Standard">-&gt;</text:p>
      <text:p text:style-name="Standard">select last_name as "Employee Last Name" from employees where first_name like 'S%';</text:p>
      <text:p text:style-name="Standard"/>
      <text:p text:style-name="Standard"/>
      <text:p text:style-name="Standard">3. Find the Employee Joining date on the first Monday in October month.</text:p>
      <text:p text:style-name="Standard">-&gt;</text:p>
      <text:p text:style-name="Standard">Select employee_id, hire_date as 'Employee Joining Date' from employees where</text:p>
      <text:p text:style-name="Standard">month(hire_date)=10 and day(hire_date) in (1,2,3,4,5,6,7) and dayname(hire_date)='monday' order</text:p>
      <text:p text:style-name="Standard">by hire_date;</text:p>
      <text:p text:style-name="Standard"/>
      <text:p text:style-name="Standard"/>
      <text:p text:style-name="Standard">4. Display the Employee name and city in capital letter.</text:p>
      <text:p text:style-name="Standard">-&gt;</text:p>
      <text:p text:style-name="Standard">select UPPER(concat(E.first_name,' ',E.last_name)) as "Employee Full Name",UPPER(L.city) as</text:p>
      <text:p text:style-name="Standard">"Employee City" from employees E</text:p>
      <text:p text:style-name="Standard">inner join departments D</text:p>
      <text:p text:style-name="Standard">on E.department_id = D.department_id</text:p>
      <text:p text:style-name="Standard">inner join locations L</text:p>
      <text:p text:style-name="Standard">on D.location_id = L.location_id ;</text:p>
      <text:p text:style-name="Standard"/>
      <text:p text:style-name="Standard"/>
      <text:p text:style-name="Standard">5. Display the department and their max salary of the same department.</text:p>
      <text:p text:style-name="Standard">-&gt;</text:p>
      <text:p text:style-name="Standard">select D.department_name, max(E.salary) from employees E left join departments D on</text:p>
      <text:p text:style-name="Standard">E.department_id=D.department_id group by E.department_id;</text:p>
      <text:p text:style-name="Standard"/>
      <text:p text:style-name="Standard"/>
      <text:p text:style-name="Standard"/>
      <text:p text:style-name="Standard">6. Find the second-lowest salary among the employees, who are working in the same</text:p>
      <text:p text:style-name="Standard">department.</text:p>
      <text:p text:style-name="Standard">-&gt;</text:p>
      <text:p text:style-name="Standard">select distinct salary, department_id FROM employees e1 where 2 = (select count(distinct salary)</text:p>
      <text:p text:style-name="P1">from employees e2 where e2.salary &lt;= e1.salary and e1.department_id= e2.department_id) ;</text:p>
      <text:p text:style-name="P1"/>
      <text:p text:style-name="P1"/>
      <text:p text:style-name="P1"/>
      <text:p text:style-name="P1"/>
      <text:p text:style-name="P1"><text:soft-page-break/>7. Create a report that has employee name, department name, job id, manager name have a</text:p>
      <text:p text:style-name="Standard">salary in range 10000 to 25000 and department = 90.</text:p>
      <text:p text:style-name="Standard">-&gt;</text:p>
      <text:p text:style-name="Standard">select concat(E.first_name,' ',E.last_name) as "Employee full name" , D.department_name as</text:p>
      <text:p text:style-name="Standard">"Employee department name" , E.job_id as "Employee job Id" , concat(F.first_name,' ',F.last_name)</text:p>
      <text:p text:style-name="Standard">as "Manager name" from employees E</text:p>
      <text:p text:style-name="Standard">inner join departments D</text:p>
      <text:p text:style-name="Standard">on E.department_id = D.department_id</text:p>
      <text:p text:style-name="Standard">left join employees F</text:p>
      <text:p text:style-name="Standard">on E.manager_id = F.employee_id</text:p>
      <text:p text:style-name="Standard">where E.salary &gt;= 10000 and E.salary &lt;= 25000 and E.department_id = 90;</text:p>
      <text:p text:style-name="Standard"/>
      <text:p text:style-name="Standard"/>
      <text:p text:style-name="Standard">8. Display job title, employee name, and the difference between the salary of the employee and</text:p>
      <text:p text:style-name="Standard">the minimum salary for the job.</text:p>
      <text:p text:style-name="Standard">-&gt;</text:p>
      <text:p text:style-name="Standard">select J.job_title as "Employee Job Title" , concat(E.first_name,' ',E.last_name) as "Employee full</text:p>
      <text:p text:style-name="Standard">name", (E.salary - (select min(salary) from employees)) as "Salary Difference" from employees E</text:p>
      <text:p text:style-name="Standard">inner join jobs J</text:p>
      <text:p text:style-name="Standard">on E.job_id = J.job_id ;</text:p>
      <text:p text:style-name="Standard"/>
      <text:p text:style-name="Standard"/>
      <text:p text:style-name="Standard">9. Write a query to display department name, name (first_name, last_name), hire date, the salary</text:p>
      <text:p text:style-name="Standard">of the manager for all managers whose experience is more than 15 years.</text:p>
      <text:p text:style-name="Standard">-&gt;</text:p>
      <text:p text:style-name="P1">select D.department_name as "Manager department name",concat(E.first_name,' ',E.last_name) as "Manager full name", E.hire_date as "Hire Date", E.salary as "Manager's salary"</text:p>
      <text:p text:style-name="P1">from employees E inner join departments D</text:p>
      <text:p text:style-name="P1">on E.employee_id = D.manager_id</text:p>
      <text:p text:style-name="P1">where year(curdate())-year(E.hire_date) &gt; 15;</text:p>
      <text:p text:style-name="P1"/>
      <text:p text:style-name="P1"/>
      <text:p text:style-name="Standard">10. Create the procedure to insert and update the record in the employee table and whenever</text:p>
      <text:p text:style-name="Standard">there is any update, create the logs for the same keeping old value and new value, date, and</text:p>
      <text:p text:style-name="Standard">user name.</text:p>
      <text:p text:style-name="Standard">-&gt;</text:p>
      <text:p text:style-name="Standard"/>
      <text:p text:style-name="Standard">Procedure:</text:p>
      <text:p text:style-name="Standard">------------------------------------------------------------</text:p>
      <text:p text:style-name="Standard">delimiter //</text:p>
      <text:p text:style-name="Standard">drop procedure if exists insertProc //</text:p>
      <text:p text:style-name="Standard">create procedure insertProc( empid INT, fname VARCHAR(20), lname VARCHAR(20), email</text:p>
      <text:p text:style-name="Standard">VARCHAR(30), hiredate DATETIME, jobid VARCHAR(20), sal INT, depid INT)</text:p>
      <text:p text:style-name="Standard">begin</text:p>
      <text:p text:style-name="Standard">insert into</text:p>
      <text:p text:style-name="Standard">employees(employee_id, first_name, last_name, email, hire_date, job_id, salary, department_id)</text:p>
      <text:p text:style-name="Standard">values(</text:p>
      <text:p text:style-name="Standard">empid, fname , lname , email , hiredate, jobid, sal, depid</text:p>
      <text:p text:style-name="Standard">)</text:p>
      <text:p text:style-name="Standard">;</text:p>
      <text:p text:style-name="Standard">end//</text:p>
      <text:p text:style-name="Standard">delimiter ;</text:p>
      <text:p text:style-name="Standard"><text:soft-page-break/></text:p>
      <text:p text:style-name="Standard">Logs Table:</text:p>
      <text:p text:style-name="Standard">-- ---------------------------------------------------------</text:p>
      <text:p text:style-name="Standard">create table updateLogs(</text:p>
      <text:p text:style-name="Standard">logId int auto_increment primary key,</text:p>
      <text:p text:style-name="Standard">userName varchar(50) not null unique,</text:p>
      <text:p text:style-name="Standard">logDate datetime default now(),</text:p>
      <text:p text:style-name="Standard">oldValue varchar(100),</text:p>
      <text:p text:style-name="Standard">newValue varchar(100)</text:p>
      <text:p text:style-name="Standard">);</text:p>
      <text:p text:style-name="Standard"/>
      <text:p text:style-name="Standard">Trigger:</text:p>
      <text:p text:style-name="Standard">-- ----------------------------------------------------------</text:p>
      <text:p text:style-name="Standard">delimiter //</text:p>
      <text:p text:style-name="Standard">drop trigger if exists updateLogs //</text:p>
      <text:p text:style-name="Standard">create trigger updateLogs after</text:p>
      <text:p text:style-name="Standard">update</text:p>
      <text:p text:style-name="Standard">on employees for each row</text:p>
      <text:p text:style-name="Standard">begin</text:p>
      <text:p text:style-name="Standard">declare oldValue varchar(80);</text:p>
      <text:p text:style-name="Standard">declare newValue varchar(80);</text:p>
      <text:p text:style-name="Standard">set oldValue = concat( old.employee_id ,', ', old.first_name , ', ' , old.last_name , ', ' , old.hire_date</text:p>
      <text:p text:style-name="Standard">, ', ' , old.job_id ,', ' , old.salary , ', ' , old.department_id);</text:p>
      <text:p text:style-name="Standard">set newValue = concat( new.employee_id , ', ' , new.first_name , ', ' , new.last_name , ', ' ,</text:p>
      <text:p text:style-name="Standard">new.hire_date , ', ' , new.job_id , ', ' , new.salary , ', ' , new.department_id);</text:p>
      <text:p text:style-name="Standard">insert into</text:p>
      <text:p text:style-name="Standard">updateLogs(userName, logDate, oldValue, newValue)</text:p>
      <text:p text:style-name="Standard">values</text:p>
      <text:p text:style-name="Standard">(</text:p>
      <text:p text:style-name="Standard">user() ,curdate(), oldValue, newValue</text:p>
      <text:p text:style-name="Standard">);</text:p>
      <text:p text:style-name="Standard">end//</text:p>
      <text:p text:style-name="Standard">delimiter 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8T19:40:33.286352321</meta:creation-date>
    <dc:date>2020-11-18T19:55:17.817051463</dc:date>
    <meta:editing-duration>PT4M34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3" meta:paragraph-count="111" meta:word-count="664" meta:character-count="4606" meta:non-whitespace-character-count="4053"/>
  </office:meta>
</office:document-meta>
</file>